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3fe380" officeooo:paragraph-rsid="003fe38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116c25" officeooo:paragraph-rsid="003792e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rsid="00116c25" officeooo:paragraph-rsid="003792e8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3fe380" officeooo:paragraph-rsid="003fe380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392ee3" officeooo:paragraph-rsid="003792e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 style:list-style-name="L1">
      <style:text-properties officeooo:paragraph-rsid="003fe380"/>
    </style:style>
    <style:style style:name="P8" style:family="paragraph" style:parent-style-name="Standard" style:list-style-name="L1">
      <style:text-properties officeooo:paragraph-rsid="0042e0ca"/>
    </style:style>
    <style:style style:name="P9" style:family="paragraph" style:parent-style-name="Standard" style:list-style-name="L1">
      <style:text-properties style:font-name="DejaVu Sans Condensed" fo:font-size="12pt" officeooo:rsid="003fe380" officeooo:paragraph-rsid="003fe380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rsid="003fe380" officeooo:paragraph-rsid="003fe380" style:font-size-asian="12pt" style:font-size-complex="12pt"/>
    </style:style>
    <style:style style:name="P11" style:family="paragraph" style:parent-style-name="Standard" style:list-style-name="L3">
      <style:text-properties officeooo:paragraph-rsid="003fe380"/>
    </style:style>
    <style:style style:name="P12" style:family="paragraph" style:parent-style-name="Standard" style:list-style-name="L1">
      <style:text-properties officeooo:rsid="00476dce" officeooo:paragraph-rsid="00476d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11410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616c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fe38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font-name="DejaVu Sans Condensed" fo:font-size="12pt" officeooo:rsid="003fe380" style:font-size-asian="12pt" style:font-size-complex="12pt"/>
    </style:style>
    <style:style style:name="T10" style:family="text">
      <style:text-properties style:font-name="DejaVu Sans Condensed" fo:font-size="12pt" officeooo:rsid="0042e0ca" style:font-size-asian="12pt" style:font-size-complex="12pt"/>
    </style:style>
    <style:style style:name="T11" style:family="text">
      <style:text-properties style:font-name="DejaVu Sans Condensed" fo:font-size="12pt" officeooo:rsid="0044407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5</text:span><text:span text:style-name="T6">0</text:span><text:span text:style-name="T3">1</text:span><text:span text:style-name="T2"> - </text:span><text:span text:style-name="T4">A/G</text:span><text:span text:style-name="T5"> - </text:span><text:span text:style-name="T3">All</text:span></text:p>
      <text:p text:style-name="P3"/>
      <text:p text:style-name="P1">Master Arm ... ON</text:p>
      <text:p text:style-name="P4"/>
      <text:p text:style-name="P1">Forward-firing miniguns</text:p>
      <text:list xml:id="list646036332" text:style-name="L1">
        <text:list-item>
          <text:p text:style-name="P9"><text:span text:style-name="T1">Armament Selector Switch</text:span> ... <text:span text:style-name="T1">Down</text:span> (<text:span text:style-name="T1">B2</text:span> button)</text:p>
        </text:list-item>
        <text:list-item>
          <text:p text:style-name="P9">Deploy pilot sight (<text:span text:style-name="T1">Gray Reset Hat forward</text:span>) or copilot sight (<text:span text:style-name="T1">Gray Reset Hat shift-forward</text:span>).</text:p>
        </text:list-item>
      </text:list>
      <text:list xml:id="list2058492584" text:style-name="L2">
        <text:list-item>
          <text:list>
            <text:list-item>
              <text:p text:style-name="P10">Turn on pilot sight crosshair with <text:span text:style-name="T1">Gray Reset Hat back</text:span>.</text:p>
            </text:list-item>
          </text:list>
        </text:list-item>
      </text:list>
      <text:list xml:id="list212257383723623" text:continue-list="list646036332" text:style-name="L1">
        <text:list-item>
          <text:p text:style-name="P9">Press <text:span text:style-name="T1">Trigger</text:span> to fire.</text:p>
        </text:list-item>
      </text:list>
      <text:p text:style-name="P2"/>
      <text:p text:style-name="P1">Rockets</text:p>
      <text:list xml:id="list212257721648171" text:continue-list="list212257383723623" text:style-name="L1">
        <text:list-item text:start-value="1">
          <text:p text:style-name="P7"><text:span text:style-name="T7">Armament Selector Switch</text:span><text:span text:style-name="T9"> ... </text:span><text:span text:style-name="T7">Up</text:span><text:span text:style-name="T9"> (</text:span><text:span text:style-name="T7">B1</text:span><text:span text:style-name="T9"> button)</text:span></text:p>
        </text:list-item>
        <text:list-item>
          <text:p text:style-name="P12"><text:span text:style-name="T9">R</text:span><text:span text:style-name="T8">ocket Pairs knob ... As desired (center console)</text:span></text:p>
        </text:list-item>
        <text:list-item>
          <text:p text:style-name="P8"><text:span text:style-name="T10">About 50 mils </text:span><text:span text:style-name="T11">up</text:span><text:span text:style-name="T10"> seems right. (Move reticle up, numbers on the dial without underlines.)</text:span></text:p>
        </text:list-item>
        <text:list-item>
          <text:p text:style-name="P9">Deploy pilot sight (<text:span text:style-name="T1">Gray Reset Hat forward</text:span>) or copilot sight (<text:span text:style-name="T1">Gray Reset Hat shift-forward</text:span>).</text:p>
        </text:list-item>
      </text:list>
      <text:list xml:id="list2262447322" text:style-name="L3">
        <text:list-item>
          <text:list>
            <text:list-item>
              <text:p text:style-name="P11"><text:span text:style-name="T9">Turn on pilot sight crosshair with </text:span><text:span text:style-name="T7">Gray Reset Hat back</text:span><text:span text:style-name="T9">.</text:span></text:p>
            </text:list-item>
          </text:list>
        </text:list-item>
      </text:list>
      <text:list xml:id="list212256130250906" text:continue-list="list212257721648171" text:style-name="L1">
        <text:list-item>
          <text:p text:style-name="P9">Press <text:span text:style-name="T1">Trigger</text:span> to fire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1T21:22:55.603000000</dc:date>
    <meta:editing-duration>PT10H26M41S</meta:editing-duration>
    <meta:editing-cycles>4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15" meta:character-count="643" meta:non-whitespace-character-count="552"/>
  </office:meta>
</office:document-meta>
</file>